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c8c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c8c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c8c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c8c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c8c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c8c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c8c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c8c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c8c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c8c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c8c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c8c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c8c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c8c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c8c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c8c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c8c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ie de Los Angeles Bravo Españ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0737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Jesus España Guer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78840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9.1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6" meta:non-whitespace-character-count="997"/>
    <meta:template xlink:type="simple" xlink:actuate="onRequest" xlink:title="Normal" xlink:href=""/>
  </office:meta>
</office:document-meta>
</file>